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c4306" officeooo:paragraph-rsid="000c4306"/>
    </style:style>
    <style:style style:name="P2" style:family="paragraph" style:parent-style-name="Standard">
      <style:text-properties officeooo:paragraph-rsid="000c4306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style:style style:name="P5" style:family="paragraph" style:parent-style-name="Text_20_body">
      <style:text-properties officeooo:paragraph-rsid="000c4306"/>
    </style:style>
    <style:style style:name="P6" style:family="paragraph" style:parent-style-name="Text_20_body">
      <style:text-properties officeooo:paragraph-rsid="000c645d"/>
    </style:style>
    <style:style style:name="P7" style:family="paragraph" style:parent-style-name="Text_20_body">
      <style:text-properties officeooo:paragraph-rsid="000cd8e5"/>
    </style:style>
    <style:style style:name="P8" style:family="paragraph" style:parent-style-name="Text_20_body">
      <style:text-properties officeooo:rsid="000e43f5" officeooo:paragraph-rsid="000e43f5"/>
    </style:style>
    <style:style style:name="T1" style:family="text">
      <style:text-properties officeooo:rsid="000baba8"/>
    </style:style>
    <style:style style:name="T2" style:family="text">
      <style:text-properties officeooo:rsid="000c4306"/>
    </style:style>
    <style:style style:name="T3" style:family="text">
      <style:text-properties officeooo:rsid="000c645d"/>
    </style:style>
    <style:style style:name="T4" style:family="text">
      <style:text-properties officeooo:rsid="000cd8e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1. </text:span><text:span text:style-name="T1">To activate a virtual environment: </text:span>source /home/akan/Documents/microblog-0.3/.venv/bin/activate</text:p>
      <text:p text:style-name="Standard"/>
      <text:p text:style-name="P2"><text:span text:style-name="T2">2. </text:span><text:span text:style-name="Source_20_Text">is_authenticated</text:span>: a property that is <text:span text:style-name="Source_20_Text">True</text:span> if the user has valid credentials or <text:span text:style-name="Source_20_Text">False</text:span> otherwise. </text:p>
      <text:list text:style-name="L1">
        <text:list-item>
          <text:p text:style-name="P4"><text:span text:style-name="Source_20_Text">is_active</text:span>: a property that is <text:span text:style-name="Source_20_Text">True</text:span> if the user's account is active or <text:span text:style-name="Source_20_Text">False</text:span> otherwise. </text:p>
        </text:list-item>
        <text:list-item>
          <text:p text:style-name="P4"><text:span text:style-name="Source_20_Text">is_anonymous</text:span>: a property that is <text:span text:style-name="Source_20_Text">False</text:span> for regular users, and <text:span text:style-name="Source_20_Text">True</text:span> only for a special, anonymous user. </text:p>
        </text:list-item>
        <text:list-item>
          <text:p text:style-name="P3"><text:span text:style-name="Source_20_Text">get_id()</text:span>: a method that returns a unique identifier for the user as a string. </text:p>
        </text:list-item>
      </text:list>
      <text:p text:style-name="P8">POWER</text:p>
      <text:p text:style-name="P5"><text:span text:style-name="T2">3. </text:span>Flask-Login provides a <text:span text:style-name="Emphasis">mixin</text:span> class called <text:span text:style-name="Source_20_Text">UserMixin</text:span> that includes safe implementations that are appropriate for most user model classes. <text:s/><text:span text:style-name="Source_20_Text">UserMixin</text:span> is a helper class that gives your user model all the basic “login-related”</text:p>
      <text:p text:style-name="P6"><text:span text:style-name="T3">4. </text:span>The <text:span text:style-name="Source_20_Text">is_anonymous</text:span> property is one of the attributes that Flask-Login adds to user objects through the <text:span text:style-name="Source_20_Text">UserMixin</text:span> class. The <text:span text:style-name="Source_20_Text">current_user.is_anonymous</text:span> expression is going to be <text:span text:style-name="Source_20_Text">True</text:span> only when the user is not logged in.</text:p>
      <text:p text:style-name="P7"><text:span text:style-name="T4">5. </text:span>Flask-Login protects a view function against anonymous users <text:span text:style-name="T4">with a decorator called @login_required</text:span></text:p>
      <text:p text:style-name="P1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5T10:01:57.945946253</meta:creation-date>
    <dc:date>2025-09-25T13:21:01.639525785</dc:date>
    <meta:editing-duration>PT49S</meta:editing-duration>
    <meta:editing-cycles>1</meta:editing-cycles>
    <meta:document-statistic meta:table-count="0" meta:image-count="0" meta:object-count="0" meta:page-count="1" meta:paragraph-count="9" meta:word-count="157" meta:character-count="1019" meta:non-whitespace-character-count="869"/>
    <meta:generator>LibreOffice/24.2.7.2$Linux_X86_64 LibreOffice_project/420$Build-2</meta:generator>
  </office:meta>
</office:document-meta>
</file>